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x_x_msonormal" style:master-page-name="MP0" style:family="paragraph">
      <style:paragraph-properties fo:break-before="page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2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3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4" style:parent-style-name="x_x_msolistparagraph" style:family="paragraph">
      <style:paragraph-properties fo:margin-top="0in" fo:margin-bottom="0in" fo:background-color="#FFFFFF"/>
    </style:style>
    <style:style style:name="T5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 fo:background-color="#FFFF00"/>
    </style:style>
    <style:style style:name="P6" style:parent-style-name="x_x_msonormal" style:family="paragraph">
      <style:paragraph-properties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7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8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9" style:parent-style-name="Tipodeletrapredefinidodoparágrafo" style:family="text">
      <style:text-properties fo:font-weight="bold" style:font-weight-asian="bold" style:font-weight-complex="bold" fo:color="#000000"/>
    </style:style>
    <style:style style:name="T10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11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12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13" style:parent-style-name="Tipodeletrapredefinidodoparágrafo" style:family="text">
      <style:text-properties fo:font-weight="bold" style:font-weight-asian="bold" style:font-weight-complex="bold" fo:color="#000000"/>
    </style:style>
    <style:style style:name="T14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15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16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17" style:parent-style-name="Tipodeletrapredefinidodoparágrafo" style:family="text">
      <style:text-properties fo:font-weight="bold" style:font-weight-asian="bold" style:font-weight-complex="bold" fo:color="#000000"/>
    </style:style>
    <style:style style:name="T18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19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20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21" style:parent-style-name="Tipodeletrapredefinidodoparágrafo" style:family="text">
      <style:text-properties fo:font-weight="bold" style:font-weight-asian="bold" style:font-weight-complex="bold" fo:color="#000000"/>
    </style:style>
    <style:style style:name="T22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23" style:parent-style-name="x_x_msonormal" style:family="paragraph">
      <style:paragraph-properties fo:text-align="justify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24" style:parent-style-name="x_x_msolistparagraph" style:family="paragraph">
      <style:paragraph-properties fo:text-align="justify" fo:margin-top="0in" fo:margin-bottom="0in" fo:background-color="#FFFFFF"/>
    </style:style>
    <style:style style:name="T25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 fo:background-color="#FFFF00"/>
    </style:style>
    <style:style style:name="P26" style:parent-style-name="x_x_msonormal" style:family="paragraph">
      <style:paragraph-properties fo:text-align="justify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27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28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29" style:parent-style-name="Tipodeletrapredefinidodoparágrafo" style:family="text">
      <style:text-properties fo:font-weight="bold" style:font-weight-asian="bold" style:font-weight-complex="bold" fo:color="#000000"/>
    </style:style>
    <style:style style:name="T30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31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32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33" style:parent-style-name="Tipodeletrapredefinidodoparágrafo" style:family="text">
      <style:text-properties fo:font-weight="bold" style:font-weight-asian="bold" style:font-weight-complex="bold" fo:color="#000000"/>
    </style:style>
    <style:style style:name="T34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35" style:parent-style-name="x_x_msonormal" style:family="paragraph">
      <style:paragraph-properties fo:text-align="justify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36" style:parent-style-name="x_x_msonormal" style:family="paragraph">
      <style:paragraph-properties fo:text-align="justify" fo:margin-top="0in" fo:margin-bottom="0in" fo:background-color="#FFFFFF"/>
    </style:style>
    <style:style style:name="T37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FF0000"/>
    </style:style>
    <style:style style:name="T38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39" style:parent-style-name="x_x_msonormal" style:family="paragraph">
      <style:paragraph-properties fo:text-align="justify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40" style:parent-style-name="x_x_msonormal" style:family="paragraph">
      <style:paragraph-properties fo:text-align="justify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41" style:parent-style-name="x_x_msonormal" style:family="paragraph">
      <style:paragraph-properties fo:text-align="justify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42" style:parent-style-name="x_x_msonormal" style:family="paragraph">
      <style:paragraph-properties fo:text-align="justify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43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44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45" style:parent-style-name="Tipodeletrapredefinidodoparágrafo" style:family="text">
      <style:text-properties fo:font-weight="bold" style:font-weight-asian="bold" style:font-weight-complex="bold" fo:color="#000000"/>
    </style:style>
    <style:style style:name="T46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47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48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49" style:parent-style-name="Tipodeletrapredefinidodoparágrafo" style:family="text">
      <style:text-properties fo:font-weight="bold" style:font-weight-asian="bold" style:font-weight-complex="bold" fo:color="#000000"/>
    </style:style>
    <style:style style:name="T50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51" style:parent-style-name="x_x_msolistparagraph" style:family="paragraph">
      <style:paragraph-properties fo:text-align="justify" fo:margin-top="0in" fo:margin-bottom="0in" fo:text-indent="-0.25in" fo:background-color="#FFFFFF"/>
    </style:style>
    <style:style style:name="T52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T53" style:parent-style-name="Tipodeletrapredefinidodoparágrafo" style:family="text">
      <style:text-properties fo:font-weight="bold" style:font-weight-asian="bold" style:font-weight-complex="bold" fo:color="#000000"/>
    </style:style>
    <style:style style:name="T54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55" style:parent-style-name="x_x_msonormal" style:family="paragraph">
      <style:paragraph-properties fo:text-align="justify" fo:margin-top="0in" fo:margin-bottom="0in" fo:background-color="#FFFFFF"/>
      <style:text-properties style:font-name="Calibri Light" style:font-name-complex="Calibri Light" fo:font-weight="bold" style:font-weight-asian="bold" style:font-weight-complex="bold" fo:color="#000000"/>
    </style:style>
    <style:style style:name="P56" style:parent-style-name="x_x_msonormal" style:family="paragraph">
      <style:paragraph-properties fo:text-align="justify" fo:margin-top="0in" fo:margin-bottom="0in" fo:background-color="#FFFFFF"/>
    </style:style>
    <style:style style:name="T57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FF0000"/>
    </style:style>
    <style:style style:name="T58" style:parent-style-name="Tipodeletrapredefinidodoparágrafo" style:family="text">
      <style:text-properties style:font-name="Calibri Light" style:font-name-complex="Calibri Light" fo:font-weight="bold" style:font-weight-asian="bold" style:font-weight-complex="bold" fo:color="#000000"/>
    </style:style>
    <style:style style:name="P5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Vamos começar a suportar também o emparelhamento do comando da VBox com a TV.</text:p>
      <text:p text:style-name="P2">Segue-se o processo de emparelhamento e desemparelhamento:</text:p>
      <text:p text:style-name="P3"> </text:p>
      <text:p text:style-name="P4"><text:span text:style-name="T5">Emparelhar</text:span></text:p>
      <text:p text:style-name="P6"> </text:p>
      <text:p text:style-name="P7"><text:span text:style-name="T8">1.</text:span><text:span text:style-name="T9">       </text:span><text:span text:style-name="T10">Manter a TV que pretende emparelhar ligada</text:span></text:p>
      <text:p text:style-name="P11"><text:span text:style-name="T12">2.</text:span><text:span text:style-name="T13">       </text:span><text:span text:style-name="T14">Pressionar as teclas amarelo e "OK" até o led do comando da VBox piscar a verde por duas vezes.</text:span></text:p>
      <text:p text:style-name="P15"><text:span text:style-name="T16">3.</text:span><text:span text:style-name="T17">       </text:span><text:span text:style-name="T18">Apontar o comando da VBox para a Tv e pressionar continuamente a tecla ligar/desligar até a Tv se desligar.</text:span></text:p>
      <text:p text:style-name="P19"><text:span text:style-name="T20">4.</text:span><text:span text:style-name="T21">       </text:span><text:span text:style-name="T22">Para ligar a Tv, clicar novamente na tecla ligar/desligar do comando da VBox.</text:span></text:p>
      <text:p text:style-name="P23"> </text:p>
      <text:p text:style-name="P24"><text:span text:style-name="T25">Desemparelhar</text:span></text:p>
      <text:p text:style-name="P26"> </text:p>
      <text:p text:style-name="P27"><text:span text:style-name="T28">1.</text:span><text:span text:style-name="T29">       </text:span><text:span text:style-name="T30">Pressionar as teclas azul e "Menu" do comando da VBox até o led do comando piscar a verde por duas vezes.</text:span></text:p>
      <text:p text:style-name="P31"><text:span text:style-name="T32">2.</text:span><text:span text:style-name="T33">       </text:span><text:span text:style-name="T34">Pressionar “9” + “9” + “9” + “9” (o led deverá piscar a verde por cada “9”, e após o quarto “9”, o comando pisca a vermelho quatro vezes para confirmar a desativação bem-sucedida).</text:span></text:p>
      <text:p text:style-name="P35"> </text:p>
      <text:p text:style-name="P36"><text:span text:style-name="T37">Nota: </text:span><text:span text:style-name="T38">Quando o comando está emparelhado com a VBox por Bluetooth (na grande maioria do casos), vai haver aqui um sistema hibrido de emparelhamento. Ou seja, temos a Box por Bluetooth e a TV por IR. Isto quer dizer que pode e vai ocorrer o cenário de dessincronização de ligar/ desligar a TV/ Box. Por exemplo se carregarmos no comando para desligar e o comando não estiver apontar para a TV, vamos estar a desligar a Box e a TV vai-se manter ligada. Na eventualidade de a Box estar ligada a um HDMI com CEC, este cenário não deve acontecer (pelo menos no processo de desligar).</text:span></text:p>
      <text:p text:style-name="P39"> </text:p>
      <text:p text:style-name="P40"> </text:p>
      <text:p text:style-name="P41">Partilho tambem o processo de hard reset para a VBox.</text:p>
      <text:p text:style-name="P42"> </text:p>
      <text:p text:style-name="P43"><text:span text:style-name="T44">1.</text:span><text:span text:style-name="T45">       </text:span><text:span text:style-name="T46">Desligar a box da energia</text:span></text:p>
      <text:p text:style-name="P47"><text:span text:style-name="T48">2.</text:span><text:span text:style-name="T49">       </text:span><text:span text:style-name="T50">Pressionar o botão de reset e ligar novamente a Box. Não largar o botão de reset.</text:span></text:p>
      <text:p text:style-name="P51"><text:span text:style-name="T52">3.</text:span><text:span text:style-name="T53">       </text:span><text:span text:style-name="T54">Assim que aparecer o segundo símbolo da vodadone a preto e branco, largar o botão de reset.</text:span></text:p>
      <text:p text:style-name="P55"> </text:p>
      <text:p text:style-name="P56"><text:span text:style-name="T57">Nota: </text:span><text:span text:style-name="T58">Este processo de hard reset tem resolvido os casos em que a VBox não sobe, principalmente no primeiro login em que aparece o símbolo da Vodafone inicial (preto e branco) e depois fica apenas um blackscreen.</text:span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x_x_msonormal" style:display-name="x_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x_x_msolistparagraph" style:display-name="x_x_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2:07:00Z</meta:creation-date>
    <dc:date>2019-10-22T22:09:00Z</dc:date>
    <meta:template xlink:href="Normal" xlink:type="simple"/>
    <meta:editing-cycles>1</meta:editing-cycles>
    <meta:editing-duration>PT120S</meta:editing-duration>
    <meta:document-statistic meta:page-count="1" meta:paragraph-count="3" meta:word-count="299" meta:character-count="1916" meta:row-count="13" meta:non-whitespace-character-count="1620"/>
  </office:meta>
</office:document-meta>
</file>